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1ecff" style:font-weight-asian="bold" style:font-weight-complex="bold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font-weight="normal" fo:background-color="#ffff00" style:font-weight-asian="normal" style:font-weight-complex="normal"/>
    </style:style>
    <style:style style:name="T1" style:family="text">
      <style:text-properties officeooo:rsid="0001ecff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Las animaciones de tu app para Android pueden hacer lo siguiente:</text:p>
      <text:p text:style-name="Standard"/>
      <text:p text:style-name="Standard">Agregar indicaciones visuales sobre lo que sucede en tu app</text:p>
      <text:p text:style-name="Standard"/>
      <text:p text:style-name="Standard">Agregar un estilo refinado a tu app</text:p>
      <text:p text:style-name="Standard"/>
      <text:p text:style-name="Standard">Ayudar al usuario a ver qué cambió</text:p>
      <text:p text:style-name="Standard"/>
      <text:p text:style-name="P3">Todas las opciones anteriores</text:p>
      <text:p text:style-name="P3"/>
      <text:p text:style-name="P1"><text:span text:style-name="T1">2. </text:span>La animación de resorte se basa en lo siguiente:</text:p>
      <text:p text:style-name="Standard"/>
      <text:p text:style-name="Standard">Valores de inicio y finalización para la duración especificada</text:p>
      <text:p text:style-name="Standard"/>
      <text:p text:style-name="P3">Proporción de amortiguamiento y rigidez</text:p>
      <text:p text:style-name="Standard"/>
      <text:p text:style-name="Standard">Valores de instantáneas especificados en diferentes marcas de tiempo</text:p>
      <text:p text:style-name="Standard"/>
      <text:p text:style-name="Standard">Interpolación entre dos valores de fotogramas clave</text:p>
      <text:p text:style-name="P1"/>
      <text:p text:style-name="P1"><text:span text:style-name="T1">3. </text:span>La animación de rebote es una animación basada en la física impulsada por la fuerza de resorte.</text:p>
      <text:p text:style-name="Standard"/>
      <text:p text:style-name="P3">Verdadero</text:p>
      <text:p text:style-name="Standard"/>
      <text:p text:style-name="Standard">Falso</text:p>
      <text:p text:style-name="Standard"/>
      <text:p text:style-name="P1"><text:span text:style-name="T1">4. </text:span>En los temas de Material, el color ___ es el que se muestra con mayor frecuencia en las pantallas y componentes de tu app.</text:p>
      <text:p text:style-name="Standard"/>
      <text:p text:style-name="P3">Principal</text:p>
      <text:p text:style-name="Standard"/>
      <text:p text:style-name="Standard">Secundario</text:p>
      <text:p text:style-name="Standard"/>
      <text:p text:style-name="Standard">Superficie</text:p>
      <text:p text:style-name="Standard"/>
      <text:p text:style-name="Standard">Fondo</text:p>
      <text:p text:style-name="Standard"/>
      <text:p text:style-name="P1"><text:span text:style-name="T1">5. </text:span>El siguiente archivo se usa para definir formas de componentes en Compose.</text:p>
      <text:p text:style-name="Standard"/>
      <text:p text:style-name="Standard">Theme.kt</text:p>
      <text:p text:style-name="Standard"/>
      <text:p text:style-name="Standard">Color.kt</text:p>
      <text:p text:style-name="Standard"/>
      <text:p text:style-name="P3">Shape.kt</text:p>
      <text:p text:style-name="Standard"/>
      <text:p text:style-name="Standard">Colors.kt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1">6. </text:span>Solo puedes tener un elemento @Preview componible</text:p>
      <text:p text:style-name="Standard"/>
      <text:p text:style-name="Standard">Verdadero</text:p>
      <text:p text:style-name="Standard"/>
      <text:p text:style-name="P1">Falso</text:p>
      <text:p text:style-name="P2"/>
      <text:p text:style-name="P2"><text:span text:style-name="T1">7. </text:span>Un código de color hexadecimal comienza con un carácter numeral (#), seguido de seis letras o números que representan los componentes rojo, verde y azul (RGB) de ese color.</text:p>
      <text:p text:style-name="Standard"/>
      <text:p text:style-name="P4">Verdadero</text:p>
      <text:p text:style-name="Standard"/>
      <text:p text:style-name="Standard">Falso</text:p>
      <text:p text:style-name="Standard"/>
      <text:p text:style-name="P1"><text:span text:style-name="T1">8. </text:span>El archivo ___ contiene toda la información sobre el tema de la app, que se define mediante el color, la forma y la tipografía.</text:p>
      <text:p text:style-name="Standard"/>
      <text:p text:style-name="P3">Tema.kt</text:p>
      <text:p text:style-name="Standard"/>
      <text:p text:style-name="Standard">Color.kt</text:p>
      <text:p text:style-name="Standard"/>
      <text:p text:style-name="Standard">Forma.kt</text:p>
      <text:p text:style-name="Standard"/>
      <text:p text:style-name="Standard">Colores.kt</text:p>
      <text:p text:style-name="Standard"/>
      <text:p text:style-name="P1"><text:span text:style-name="T1">9. </text:span>___ crea un contraste entre la tarjeta y el fondo agregando una sombra para que la app se vea más realista y atractiva a nivel visual.</text:p>
      <text:p text:style-name="Standard"/>
      <text:p text:style-name="P3">Elevación</text:p>
      <text:p text:style-name="Standard"/>
      <text:p text:style-name="Standard">Forma</text:p>
      <text:p text:style-name="Standard"/>
      <text:p text:style-name="Standard">Color</text:p>
      <text:p text:style-name="Standard"/>
      <text:p text:style-name="Standard">Tema</text:p>
      <text:p text:style-name="Standard"/>
      <text:p text:style-name="P1"><text:span text:style-name="T1">10. </text:span>¿Por qué alguien querría usar el Tema oscuro en su dispositivo?</text:p>
      <text:p text:style-name="Standard"/>
      <text:p text:style-name="Standard">Puede reducir bastante el consumo de energía (según la tecnología de pantalla del dispositivo).</text:p>
      <text:p text:style-name="Standard"/>
      <text:p text:style-name="Standard">Mejora la visibilidad para las personas con visión reducida y los usuarios sensibles a la luz intensa.</text:p>
      <text:p text:style-name="Standard"/>
      <text:p text:style-name="Standard">Facilita el uso de los dispositivos en entornos con poca luz.</text:p>
      <text:p text:style-name="Standard"/>
      <text:p text:style-name="P1">Todas las opciones anteriores.</text:p>
      <text:p text:style-name="P1"/>
      <text:p text:style-name="P1"><text:span text:style-name="T1">11. </text:span>TalkBack permite que un usuario navegue por una app mediante interruptores en lugar de la pantalla táctil.</text:p>
      <text:p text:style-name="Standard"/>
      <text:p text:style-name="Standard">Verdadero</text:p>
      <text:p text:style-name="Standard"/>
      <text:p text:style-name="P4">Falso</text:p>
      <text:p text:style-name="P1"><text:soft-page-break/><text:span text:style-name="T1">12.</text:span>¿Qué atributo permite que TalkBack muestre una representación significativa de una imagen o un ícono?</text:p>
      <text:p text:style-name="P1"/>
      <text:p text:style-name="Standard">elevation</text:p>
      <text:p text:style-name="Standard"/>
      <text:p text:style-name="Standard">shape</text:p>
      <text:p text:style-name="Standard"/>
      <text:p text:style-name="P3">contentDescription</text:p>
      <text:p text:style-name="Standard"/>
      <text:p text:style-name="Standard">sty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9:33:24.721000000</meta:creation-date>
    <dc:date>2024-10-31T19:43:23.810000000</dc:date>
    <meta:editing-duration>PT9M59S</meta:editing-duration>
    <meta:editing-cycles>1</meta:editing-cycles>
    <meta:document-statistic meta:table-count="0" meta:image-count="0" meta:object-count="0" meta:page-count="3" meta:paragraph-count="52" meta:word-count="345" meta:character-count="2075" meta:non-whitespace-character-count="1782"/>
    <meta:generator>LibreOffice/7.6.4.1$Windows_x86 LibreOffice_project/e19e193f88cd6c0525a17fb7a176ed8e6a3e2aa1</meta:generator>
  </office:meta>
</office:document-meta>
</file>